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54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1.1693in"/>
    </style:style>
    <style:style style:name="co7" style:family="table-column">
      <style:table-column-properties fo:break-before="auto" style:column-width="1.428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4" style:family="table-cell" style:parent-style-name="Defaul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style:font-name="Monospac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Noto Sans CJK SC" style:font-name-complex="Lohit Devanagar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language-asian="zh" style:country-asian="CN" style:language-complex="hi" style:country-complex="IN" fo:color="#000000" style:font-name="Monospace" style:font-name-asian="Monospace" style:font-name-complex="Monospace"/>
    </style:style>
    <style:style style:name="T4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Monospace" fo:language="none" fo:country="none" style:language-asian="none" style:country-asian="none" style:language-complex="none" style:country-complex="none" style:font-name-asian="Monospace" style:font-name-complex="Monospace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Monospace" style:font-name-asian="Monospace" style:font-name-complex="Monospace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Monospace" fo:color="#000000" style:language-complex="none" style:country-complex="none" style:language-asian="none" style:country-asian="none" style:font-name-asian="Monospace" fo:language="none" fo:country="none" style:font-name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5" office:value-type="string" calcext:value-type="string">
            <text:p>Router_Only</text:p>
          </table:table-cell>
          <table:table-cell table:style-name="ce5" office:value-type="string" calcext:value-type="string">
            <text:p>Router_Proxy</text:p>
          </table:table-cell>
          <table:table-cell table:style-name="Default" office:value-type="string" calcext:value-type="string">
            <text:p>Router_Cloud</text:p>
          </table:table-cell>
          <table:table-cell table:style-name="ce5" office:value-type="string" calcext:value-type="string">
            <text:p>Proxy_Only</text:p>
          </table:table-cell>
          <table:table-cell table:style-name="ce5" office:value-type="string" calcext:value-type="string">
            <text:p>Proxy_Cloud</text:p>
          </table:table-cell>
          <table:table-cell table:style-name="ce5" office:value-type="string" calcext:value-type="string">
            <text:p>Cloud_Only</text:p>
          </table:table-cell>
          <table:table-cell table:style-name="ce5" office:value-type="string" calcext:value-type="string">
            <text:p>Router_Edge-ward (Router_Only)</text:p>
          </table:table-cell>
          <table:table-cell table:style-name="ce5" office:value-type="string" calcext:value-type="string">
            <text:p>Edge-ward_Only(Router_Only)</text:p>
          </table:table-cell>
        </table:table-row>
        <table:table-row table:style-name="ro1">
          <table:table-cell table:style-name="ce1" office:value-type="string" calcext:value-type="string">
            <text:p><text:span text:style-name="T1">cloud : </text:span><text:span text:style-name="T2">Device </text:span><text:span text:style-name="T3">Energy Consumption</text:span></text:p>
          </table:table-cell>
          <table:table-cell table:style-name="ce6" office:value-type="float" office:value="2418568.76464286" calcext:value-type="float">
            <text:p>2,418,568.76 </text:p>
          </table:table-cell>
          <table:table-cell table:style-name="ce6" office:value-type="float" office:value="2421940.93607143" calcext:value-type="float">
            <text:p>2,421,940.94 </text:p>
          </table:table-cell>
          <table:table-cell table:style-name="ce6" office:value-type="float" office:value="2480111.85249998" calcext:value-type="float">
            <text:p>2,480,111.85 </text:p>
          </table:table-cell>
          <table:table-cell table:style-name="ce6" office:value-type="float" office:value="2415847.678928" calcext:value-type="float">
            <text:p>2,415,847.68 </text:p>
          </table:table-cell>
          <table:table-cell table:style-name="ce6" office:value-type="float" office:value="2480031.932499" calcext:value-type="float">
            <text:p>2,480,031.93 </text:p>
          </table:table-cell>
          <table:table-cell table:style-name="ce6" office:value-type="float" office:value="2552688.81327154" calcext:value-type="float">
            <text:p>2,552,688.81 </text:p>
          </table:table-cell>
          <table:table-cell table:number-columns-repeated="2" table:style-name="ce6" office:value-type="float" office:value="2418568.76464286" calcext:value-type="float">
            <text:p>2,418,568.76 </text:p>
          </table:table-cell>
        </table:table-row>
        <table:table-row table:style-name="ro1">
          <table:table-cell table:style-name="ce1" office:value-type="string" calcext:value-type="string">
            <text:p>cloud : Application dcns_1 total Energy</text:p>
          </table:table-cell>
          <table:table-cell table:style-name="ce6" office:value-type="float" office:value="4030.24285714192" calcext:value-type="float">
            <text:p>4,030.24 </text:p>
          </table:table-cell>
          <table:table-cell table:style-name="ce6" office:value-type="float" office:value="12823.499999997" calcext:value-type="float">
            <text:p>12,823.50 </text:p>
          </table:table-cell>
          <table:table-cell table:style-name="ce6" office:value-type="float" office:value="316195.874285691" calcext:value-type="float">
            <text:p>316,195.87 </text:p>
          </table:table-cell>
          <table:table-cell table:style-name="ce6" office:value-type="float" office:value="4030.24285714" calcext:value-type="float">
            <text:p>4,030.24 </text:p>
          </table:table-cell>
          <table:table-cell table:style-name="ce6" office:value-type="float" office:value="316195.87428" calcext:value-type="float">
            <text:p>316,195.87 </text:p>
          </table:table-cell>
          <table:table-cell table:style-name="ce6" office:value-type="float" office:value="258971.3034999" calcext:value-type="float">
            <text:p>258,971.30 </text:p>
          </table:table-cell>
          <table:table-cell table:style-name="ce6" office:value-type="float" office:value="4030.2428571" calcext:value-type="float">
            <text:p>4,030.24 </text:p>
          </table:table-cell>
          <table:table-cell table:style-name="ce6" office:value-type="float" office:value="4030.242857" calcext:value-type="float">
            <text:p>4,030.24 </text:p>
          </table:table-cell>
        </table:table-row>
        <table:table-row table:style-name="ro1">
          <table:table-cell table:style-name="ce1" office:value-type="string" calcext:value-type="string">
            <text:p>cloud : Application dcns_0 total Energy</text:p>
          </table:table-cell>
          <table:table-cell table:style-name="ce6" office:value-type="float" office:value="4579.8214285705" calcext:value-type="float">
            <text:p>4,579.82 </text:p>
          </table:table-cell>
          <table:table-cell table:number-columns-repeated="2" table:style-name="ce6" office:value-type="float" office:value="13373.0785714256" calcext:value-type="float">
            <text:p>13,373.08 </text:p>
          </table:table-cell>
          <table:table-cell table:style-name="ce6" office:value-type="float" office:value="4579.821428" calcext:value-type="float">
            <text:p>4,579.82 </text:p>
          </table:table-cell>
          <table:table-cell table:style-name="ce6" office:value-type="float" office:value="13373.078571425" calcext:value-type="float">
            <text:p>13,373.08 </text:p>
          </table:table-cell>
          <table:table-cell table:style-name="ce6" office:value-type="float" office:value="288928.875571" calcext:value-type="float">
            <text:p>288,928.88 </text:p>
          </table:table-cell>
          <table:table-cell table:style-name="ce6" office:value-type="float" office:value="4579.821428" calcext:value-type="float">
            <text:p>4,579.82 </text:p>
          </table:table-cell>
          <table:table-cell table:style-name="ce6" office:value-type="float" office:value="4579.8214" calcext:value-type="float">
            <text:p>4,579.82 </text:p>
          </table:table-cell>
        </table:table-row>
        <table:table-row table:style-name="ro1">
          <table:table-cell office:value-type="string" calcext:value-type="string">
            <text:p>Vm : <text:span text:style-name="T4">user_interface_1</text:span></text:p>
          </table:table-cell>
          <table:table-cell table:style-name="ce7" office:value-type="float" office:value="4030.24285714192" calcext:value-type="float">
            <text:p>4,030.24 </text:p>
          </table:table-cell>
          <table:table-cell table:style-name="ce6" office:value-type="float" office:value="12823.499" calcext:value-type="float">
            <text:p>12,823.50 </text:p>
          </table:table-cell>
          <table:table-cell office:value-type="float" office:value="16068" calcext:value-type="float">
            <text:p>16,068.00 </text:p>
          </table:table-cell>
          <table:table-cell table:style-name="ce6" office:value-type="float" office:value="4030.24285" calcext:value-type="float">
            <text:p>4,030.24 </text:p>
          </table:table-cell>
          <table:table-cell table:number-columns-repeated="2" table:style-name="ce6" office:value-type="float" office:value="16068" calcext:value-type="float">
            <text:p>16,068.00 </text:p>
          </table:table-cell>
          <table:table-cell table:style-name="ce6" office:value-type="float" office:value="4030.2428571" calcext:value-type="float">
            <text:p>4,030.24 </text:p>
          </table:table-cell>
          <table:table-cell table:style-name="ce6" office:value-type="float" office:value="4030.24285714" calcext:value-type="float">
            <text:p>4,030.24 </text:p>
          </table:table-cell>
        </table:table-row>
        <table:table-row table:style-name="ro1">
          <table:table-cell office:value-type="string" calcext:value-type="string">
            <text:p>Vm: <text:span text:style-name="T4">object_tracker_1</text:span></text:p>
          </table:table-cell>
          <table:table-cell table:number-columns-repeated="2"/>
          <table:table-cell table:style-name="ce6" office:value-type="float" office:value="103723.94" calcext:value-type="float">
            <text:p>103,723.94 </text:p>
          </table:table-cell>
          <table:table-cell/>
          <table:table-cell table:style-name="ce6" office:value-type="float" office:value="103723.942857" calcext:value-type="float">
            <text:p>103,723.94 </text:p>
          </table:table-cell>
          <table:table-cell table:style-name="ce6" office:value-type="float" office:value="101148.942" calcext:value-type="float">
            <text:p>101,148.94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: <text:span text:style-name="T4">object_detector_1</text:span></text:p>
          </table:table-cell>
          <table:table-cell table:number-columns-repeated="2"/>
          <table:table-cell table:style-name="ce6" office:value-type="float" office:value="196403.93" calcext:value-type="float">
            <text:p>196,403.93 </text:p>
          </table:table-cell>
          <table:table-cell/>
          <table:table-cell table:style-name="ce6" office:value-type="float" office:value="196403.93142" calcext:value-type="float">
            <text:p>196,403.93 </text:p>
          </table:table-cell>
          <table:table-cell table:style-name="ce6" office:value-type="float" office:value="141754.3606" calcext:value-type="float">
            <text:p>141,754.36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 : <text:span text:style-name="T4">user_interface_0</text:span></text:p>
          </table:table-cell>
          <table:table-cell table:style-name="ce6" office:value-type="float" office:value="4579.8214285705" calcext:value-type="float">
            <text:p>4,579.82 </text:p>
          </table:table-cell>
          <table:table-cell table:number-columns-repeated="2" table:style-name="ce6" office:value-type="float" office:value="13373.078" calcext:value-type="float">
            <text:p>13,373.08 </text:p>
          </table:table-cell>
          <table:table-cell table:style-name="ce6" office:value-type="float" office:value="4579.821428" calcext:value-type="float">
            <text:p>4,579.82 </text:p>
          </table:table-cell>
          <table:table-cell table:style-name="ce6" office:value-type="float" office:value="13373.0785714" calcext:value-type="float">
            <text:p>13,373.08 </text:p>
          </table:table-cell>
          <table:table-cell table:style-name="ce6" office:value-type="float" office:value="9683.87607" calcext:value-type="float">
            <text:p>9,683.88 </text:p>
          </table:table-cell>
          <table:table-cell table:style-name="ce6" office:value-type="float" office:value="4579.821428" calcext:value-type="float">
            <text:p>4,579.82 </text:p>
          </table:table-cell>
          <table:table-cell table:style-name="ce6" office:value-type="float" office:value="4579.82142" calcext:value-type="float">
            <text:p>4,579.82 </text:p>
          </table:table-cell>
        </table:table-row>
        <table:table-row table:style-name="ro1">
          <table:table-cell office:value-type="string" calcext:value-type="string">
            <text:p>Vm: <text:span text:style-name="T4">object_tracker_0</text:span></text:p>
          </table:table-cell>
          <table:table-cell table:number-columns-repeated="5"/>
          <table:table-cell table:style-name="ce6" office:value-type="float" office:value="105957.44635" calcext:value-type="float">
            <text:p>105,957.45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: <text:span text:style-name="T4">object_detector_0</text:span></text:p>
          </table:table-cell>
          <table:table-cell table:number-columns-repeated="5"/>
          <table:table-cell table:style-name="ce6" office:value-type="float" office:value="173287.55314" calcext:value-type="float">
            <text:p>173,287.55 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<text:span text:style-name="T1">Proxy-server : </text:span><text:span text:style-name="T2">Device </text:span><text:span text:style-name="T3">Energy Consumption</text:span></text:p>
          </table:table-cell>
          <table:table-cell office:value-type="float" office:value="0" calcext:value-type="float">
            <text:p>0.00 </text:p>
          </table:table-cell>
          <table:table-cell table:style-name="ce6" office:value-type="float" office:value="195125.567142002" calcext:value-type="float">
            <text:p>195,125.57 </text:p>
          </table:table-cell>
          <table:table-cell office:value-type="float" office:value="0" calcext:value-type="float">
            <text:p>0.00 </text:p>
          </table:table-cell>
          <table:table-cell table:style-name="ce6" office:value-type="float" office:value="207945.319566008" calcext:value-type="float">
            <text:p>207,945.32 </text:p>
          </table:table-cell>
          <table:table-cell table:style-name="ce6" office:value-type="float" office:value="203727.261254" calcext:value-type="float">
            <text:p>203,727.26 </text:p>
          </table:table-cell>
          <table:table-cell table:number-columns-repeated="3" office:value-type="float" office:value="0" calcext:value-type="float">
            <text:p>0.00 </text:p>
          </table:table-cell>
        </table:table-row>
        <table:table-row table:style-name="ro1">
          <table:table-cell table:style-name="ce1" office:value-type="string" calcext:value-type="string">
            <text:p><text:span text:style-name="T1">proxy-server : Application </text:span><text:span text:style-name="T5">dcns_1</text:span> total Energy</text:p>
          </table:table-cell>
          <table:table-cell office:value-type="float" office:value="0" calcext:value-type="float">
            <text:p>0.00 </text:p>
          </table:table-cell>
          <table:table-cell table:style-name="ce6" office:value-type="float" office:value="181063.718759997" calcext:value-type="float">
            <text:p>181,063.72 </text:p>
          </table:table-cell>
          <table:table-cell office:value-type="float" office:value="0" calcext:value-type="float">
            <text:p>0.00 </text:p>
          </table:table-cell>
          <table:table-cell table:style-name="ce6" office:value-type="float" office:value="99474.1863655076" calcext:value-type="float">
            <text:p>99,474.19 </text:p>
          </table:table-cell>
          <table:table-cell table:number-columns-repeated="4" office:value-type="float" office:value="0" calcext:value-type="float">
            <text:p>0.00 </text:p>
          </table:table-cell>
        </table:table-row>
        <table:table-row table:style-name="ro1">
          <table:table-cell table:style-name="ce1" office:value-type="string" calcext:value-type="string">
            <text:p><text:span text:style-name="T1">proxy-server : Application </text:span><text:span text:style-name="T5">dcns_0</text:span> total Energy</text:p>
          </table:table-cell>
          <table:table-cell table:number-columns-repeated="3" office:value-type="float" office:value="0" calcext:value-type="float">
            <text:p>0.00 </text:p>
          </table:table-cell>
          <table:table-cell table:style-name="ce6" office:value-type="float" office:value="108357.181718" calcext:value-type="float">
            <text:p>108,357.18 </text:p>
          </table:table-cell>
          <table:table-cell table:style-name="ce6" office:value-type="float" office:value="188892.10537142" calcext:value-type="float">
            <text:p>188,892.11 </text:p>
          </table:table-cell>
          <table:table-cell table:number-columns-repeated="3" office:value-type="float" office:value="0" calcext:value-type="float">
            <text:p>0.00 </text:p>
          </table:table-cell>
        </table:table-row>
        <table:table-row table:style-name="ro1">
          <table:table-cell office:value-type="string" calcext:value-type="string">
            <text:p>Vm: <text:span text:style-name="T4">object_tracker_1</text:span></text:p>
          </table:table-cell>
          <table:table-cell/>
          <table:table-cell table:style-name="ce6" office:value-type="float" office:value="60871.946900001" calcext:value-type="float">
            <text:p>60,871.95 </text:p>
          </table:table-cell>
          <table:table-cell/>
          <table:table-cell table:style-name="ce6" office:value-type="float" office:value="31288.777971" calcext:value-type="float">
            <text:p>31,288.78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: <text:span text:style-name="T4">object_detector_1</text:span></text:p>
          </table:table-cell>
          <table:table-cell/>
          <table:table-cell table:style-name="ce6" office:value-type="float" office:value="120191.7718599" calcext:value-type="float">
            <text:p>120,191.77 </text:p>
          </table:table-cell>
          <table:table-cell/>
          <table:table-cell table:style-name="ce6" office:value-type="float" office:value="68185.408394043" calcext:value-type="float">
            <text:p>68,185.4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: <text:span text:style-name="T4">object_tracker_0</text:span></text:p>
          </table:table-cell>
          <table:table-cell table:number-columns-repeated="3"/>
          <table:table-cell table:style-name="ce6" office:value-type="float" office:value="33896.8887261" calcext:value-type="float">
            <text:p>33,896.89 </text:p>
          </table:table-cell>
          <table:table-cell table:style-name="ce6" office:value-type="float" office:value="63497.15215714" calcext:value-type="float">
            <text:p>63,497.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: <text:span text:style-name="T4">object_detector_0</text:span></text:p>
          </table:table-cell>
          <table:table-cell table:number-columns-repeated="3"/>
          <table:table-cell table:style-name="ce6" office:value-type="float" office:value="74460.292992" calcext:value-type="float">
            <text:p>74,460.29 </text:p>
          </table:table-cell>
          <table:table-cell table:style-name="ce6" office:value-type="float" office:value="125394.953214" calcext:value-type="float">
            <text:p>125,394.95 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uter : Device <text:span text:style-name="T4">Energy Consumption</text:span></text:p>
          </table:table-cell>
          <table:table-cell table:style-name="ce6" office:value-type="float" office:value="207950.203240001" calcext:value-type="float">
            <text:p>207,950.20 </text:p>
          </table:table-cell>
          <table:table-cell table:style-name="ce6" office:value-type="float" office:value="203388.99568" calcext:value-type="float">
            <text:p>203,389.00 </text:p>
          </table:table-cell>
          <table:table-cell table:style-name="ce6" office:value-type="float" office:value="203388.9956" calcext:value-type="float">
            <text:p>203,389.00 </text:p>
          </table:table-cell>
          <table:table-cell table:number-columns-repeated="3" office:value-type="float" office:value="0" calcext:value-type="float">
            <text:p>0.00 </text:p>
          </table:table-cell>
          <table:table-cell table:style-name="ce6" office:value-type="float" office:value="207950.203240001" calcext:value-type="float">
            <text:p>207,950.20 </text:p>
          </table:table-cell>
          <table:table-cell table:style-name="ce6" office:value-type="float" office:value="207950.20324" calcext:value-type="float">
            <text:p>207,950.20 </text:p>
          </table:table-cell>
        </table:table-row>
        <table:table-row table:style-name="ro1">
          <table:table-cell table:style-name="ce1" office:value-type="string" calcext:value-type="string">
            <text:p><text:span text:style-name="T6">Router</text:span><text:span text:style-name="T5"> : Application </text:span><text:span text:style-name="T5">dcns_1</text:span> total Energy</text:p>
          </table:table-cell>
          <table:table-cell table:style-name="ce6" office:value-type="float" office:value="99690.9812439285" calcext:value-type="float">
            <text:p>99,690.98 </text:p>
          </table:table-cell>
          <table:table-cell table:number-columns-repeated="5" office:value-type="float" office:value="0" calcext:value-type="float">
            <text:p>0.00 </text:p>
          </table:table-cell>
          <table:table-cell table:style-name="ce6" office:value-type="float" office:value="99690.9812439284" calcext:value-type="float">
            <text:p>99,690.98 </text:p>
          </table:table-cell>
          <table:table-cell table:style-name="ce6" office:value-type="float" office:value="99690.98124" calcext:value-type="float">
            <text:p>99,690.98 </text:p>
          </table:table-cell>
        </table:table-row>
        <table:table-row table:style-name="ro1">
          <table:table-cell table:style-name="ce1" office:value-type="string" calcext:value-type="string">
            <text:p><text:span text:style-name="T6">Router</text:span><text:span text:style-name="T5"> : Application </text:span><text:span text:style-name="T5">dcns_0</text:span> total Energy</text:p>
          </table:table-cell>
          <table:table-cell table:style-name="ce6" office:value-type="float" office:value="107404.679967393" calcext:value-type="float">
            <text:p>107,404.68 </text:p>
          </table:table-cell>
          <table:table-cell table:style-name="ce6" office:value-type="float" office:value="186616.518571429" calcext:value-type="float">
            <text:p>186,616.52 </text:p>
          </table:table-cell>
          <table:table-cell table:style-name="ce6" office:value-type="float" office:value="186616.5185714" calcext:value-type="float">
            <text:p>186,616.52 </text:p>
          </table:table-cell>
          <table:table-cell table:number-columns-repeated="3" office:value-type="float" office:value="0" calcext:value-type="float">
            <text:p>0.00 </text:p>
          </table:table-cell>
          <table:table-cell table:style-name="ce6" office:value-type="float" office:value="107404.6799673" calcext:value-type="float">
            <text:p>107,404.68 </text:p>
          </table:table-cell>
          <table:table-cell table:style-name="ce6" office:value-type="float" office:value="107404.6799" calcext:value-type="float">
            <text:p>107,404.68 </text:p>
          </table:table-cell>
        </table:table-row>
        <table:table-row table:style-name="ro1">
          <table:table-cell office:value-type="string" calcext:value-type="string">
            <text:p>Vm: <text:span text:style-name="T4">object_tracker_1</text:span></text:p>
          </table:table-cell>
          <table:table-cell table:style-name="ce6" office:value-type="float" office:value="31260.0647889644" calcext:value-type="float">
            <text:p>31,260.06 </text:p>
          </table:table-cell>
          <table:table-cell table:number-columns-repeated="5"/>
          <table:table-cell table:number-columns-repeated="2" table:style-name="ce6" office:value-type="float" office:value="31260.06478896" calcext:value-type="float">
            <text:p>31,260.06 </text:p>
          </table:table-cell>
        </table:table-row>
        <table:table-row table:style-name="ro1">
          <table:table-cell office:value-type="string" calcext:value-type="string">
            <text:p>Vm: <text:span text:style-name="T4">object_detector_1</text:span></text:p>
          </table:table-cell>
          <table:table-cell table:style-name="ce6" office:value-type="float" office:value="68430.9164549641" calcext:value-type="float">
            <text:p>68,430.92 </text:p>
          </table:table-cell>
          <table:table-cell table:number-columns-repeated="5"/>
          <table:table-cell table:number-columns-repeated="2" table:style-name="ce6" office:value-type="float" office:value="68430.916454" calcext:value-type="float">
            <text:p>68,430.92 </text:p>
          </table:table-cell>
        </table:table-row>
        <table:table-row table:style-name="ro1">
          <table:table-cell office:value-type="string" calcext:value-type="string">
            <text:p>Vm: <text:span text:style-name="T4">object_tracker_0</text:span></text:p>
          </table:table-cell>
          <table:table-cell table:style-name="ce6" office:value-type="float" office:value="33873.6275981429" calcext:value-type="float">
            <text:p>33,873.63 </text:p>
          </table:table-cell>
          <table:table-cell table:style-name="ce6" office:value-type="float" office:value="63497.152157" calcext:value-type="float">
            <text:p>63,497.15 </text:p>
          </table:table-cell>
          <table:table-cell table:style-name="ce6" office:value-type="float" office:value="63497.1521" calcext:value-type="float">
            <text:p>63,497.15 </text:p>
          </table:table-cell>
          <table:table-cell table:number-columns-repeated="3"/>
          <table:table-cell table:number-columns-repeated="2" table:style-name="ce6" office:value-type="float" office:value="33873.62759" calcext:value-type="float">
            <text:p>33,873.63 </text:p>
          </table:table-cell>
        </table:table-row>
        <table:table-row table:style-name="ro1">
          <table:table-cell office:value-type="string" calcext:value-type="string">
            <text:p>Vm: <text:span text:style-name="T4">object_detector_0</text:span></text:p>
          </table:table-cell>
          <table:table-cell table:style-name="ce6" office:value-type="float" office:value="73531.0523692498" calcext:value-type="float">
            <text:p>73,531.05 </text:p>
          </table:table-cell>
          <table:table-cell table:style-name="ce6" office:value-type="float" office:value="123119.3664142" calcext:value-type="float">
            <text:p>123,119.37 </text:p>
          </table:table-cell>
          <table:table-cell table:style-name="ce6" office:value-type="float" office:value="123119.3664" calcext:value-type="float">
            <text:p>123,119.37 </text:p>
          </table:table-cell>
          <table:table-cell table:number-columns-repeated="3"/>
          <table:table-cell table:number-columns-repeated="2" table:style-name="ce6" office:value-type="float" office:value="73531.052369" calcext:value-type="float">
            <text:p>73,531.05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7">Camera : Device </text:span><text:span text:style-name="T8">Energy Consumption</text:span></text:p>
          </table:table-cell>
          <table:table-cell table:style-name="ce6" office:value-type="float" office:value="168223.101999999" calcext:value-type="float">
            <text:p>168,223.10 </text:p>
          </table:table-cell>
          <table:table-cell table:number-columns-repeated="2" table:style-name="ce6" office:value-type="float" office:value="168223.101999999" calcext:value-type="float">
            <text:p>168,223.10 </text:p>
          </table:table-cell>
          <table:table-cell table:number-columns-repeated="5" table:style-name="ce6" office:value-type="float" office:value="168223.10199" calcext:value-type="float">
            <text:p>168,223.10 </text:p>
          </table:table-cell>
        </table:table-row>
        <table:table-row table:style-name="ro1">
          <table:table-cell office:value-type="string" calcext:value-type="string">
            <text:p><text:span text:style-name="T9">Camera: </text:span><text:span text:style-name="T10">Application dcns_1 total Energy</text:span></text:p>
          </table:table-cell>
          <table:table-cell table:number-columns-repeated="3" table:style-name="ce6" office:value-type="float" office:value="66925.4379999993" calcext:value-type="float">
            <text:p>66,925.44 </text:p>
          </table:table-cell>
          <table:table-cell table:number-columns-repeated="5" table:style-name="ce6" office:value-type="float" office:value="66925.4379999993" calcext:value-type="float">
            <text:p>66,925.44 </text:p>
          </table:table-cell>
        </table:table-row>
        <table:table-row table:style-name="ro1">
          <table:table-cell office:value-type="string" calcext:value-type="string">
            <text:p><text:span text:style-name="T9">Camera: </text:span><text:span text:style-name="T10">Application dcns_0 total Energy</text:span></text:p>
          </table:table-cell>
          <table:table-cell table:number-columns-repeated="3" table:style-name="ce6" office:value-type="float" office:value="69953.9759999993" calcext:value-type="float">
            <text:p>69,953.98 </text:p>
          </table:table-cell>
          <table:table-cell table:number-columns-repeated="5" table:style-name="ce6" office:value-type="float" office:value="69953.9759999" calcext:value-type="float">
            <text:p>69,953.98 </text:p>
          </table:table-cell>
        </table:table-row>
        <table:table-row table:style-name="ro1">
          <table:table-cell office:value-type="string" calcext:value-type="string">
            <text:p>Vm : <text:span text:style-name="T4">motion_detector_1 energy</text:span></text:p>
          </table:table-cell>
          <table:table-cell table:number-columns-repeated="3" table:style-name="ce6" office:value-type="float" office:value="66925.4379999993" calcext:value-type="float">
            <text:p>66,925.44 </text:p>
          </table:table-cell>
          <table:table-cell table:number-columns-repeated="5" table:style-name="ce6" office:value-type="float" office:value="66925.437999" calcext:value-type="float">
            <text:p>66,925.44 </text:p>
          </table:table-cell>
        </table:table-row>
        <table:table-row table:style-name="ro1">
          <table:table-cell office:value-type="string" calcext:value-type="string">
            <text:p><text:span text:style-name="T7">Vm : </text:span><text:span text:style-name="T8">motion_detector_0 energy</text:span></text:p>
          </table:table-cell>
          <table:table-cell table:number-columns-repeated="3" table:style-name="ce6" office:value-type="float" office:value="69953.9759999993" calcext:value-type="float">
            <text:p>69,953.98 </text:p>
          </table:table-cell>
          <table:table-cell table:number-columns-repeated="5" table:style-name="ce6" office:value-type="float" office:value="69953.975999" calcext:value-type="float">
            <text:p>69,953.98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Networking Energi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ud: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TZ_PARAMS_1</text:p>
          </table:table-cell>
          <table:table-cell office:value-type="float" office:value="0" calcext:value-type="float">
            <text:p>0.00 </text:p>
          </table:table-cell>
          <table:table-cell/>
          <table:table-cell table:style-name="ce6" office:value-type="float" office:value="233.67665" calcext:value-type="float">
            <text:p>233.68 </text:p>
          </table:table-cell>
          <table:table-cell/>
          <table:table-cell table:number-columns-repeated="2" table:style-name="ce6" office:value-type="float" office:value="233.67665" calcext:value-type="float">
            <text:p>233.68 </text:p>
          </table:table-cell>
          <table:table-cell table:number-columns-repeated="2" office:value-type="float" office:value="0" calcext:value-type="float">
            <text:p>0.00 </text:p>
          </table:table-cell>
        </table:table-row>
        <table:table-row table:style-name="ro1">
          <table:table-cell table:style-name="ce4" office:value-type="string" calcext:value-type="string">
            <text:p>PTZ_PARAMS_0</text:p>
          </table:table-cell>
          <table:table-cell office:value-type="float" office:value="0" calcext:value-type="float">
            <text:p>0.00 </text:p>
          </table:table-cell>
          <table:table-cell table:number-columns-repeated="4"/>
          <table:table-cell table:style-name="ce6" office:value-type="float" office:value="233.676653" calcext:value-type="float">
            <text:p>233.68 </text:p>
          </table:table-cell>
          <table:table-cell table:number-columns-repeated="2" office:value-type="float" office:value="0" calcext:value-type="float">
            <text:p>0.00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xy-server Sending Up: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TION_VIDEO_STREAM_1</text:p>
          </table:table-cell>
          <table:table-cell table:number-columns-repeated="2"/>
          <table:table-cell table:style-name="ce6" office:value-type="float" office:value="128637.599" calcext:value-type="float">
            <text:p>128,637.60 </text:p>
          </table:table-cell>
          <table:table-cell/>
          <table:table-cell table:style-name="ce6" office:value-type="float" office:value="128637.5999998" calcext:value-type="float">
            <text:p>128,637.60 </text:p>
          </table:table-cell>
          <table:table-cell table:style-name="ce6" office:value-type="float" office:value="128637.599999" calcext:value-type="float">
            <text:p>128,637.60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TION_VIDEO_STREAM_0</text:p>
          </table:table-cell>
          <table:table-cell table:number-columns-repeated="5"/>
          <table:table-cell table:style-name="ce6" office:value-type="float" office:value="134170.399" calcext:value-type="float">
            <text:p>134,170.4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ED_OBJECT_1</text:p>
          </table:table-cell>
          <table:table-cell table:style-name="ce6" office:value-type="float" office:value="1988.34999999831" calcext:value-type="float">
            <text:p>1,988.35 </text:p>
          </table:table-cell>
          <table:table-cell table:style-name="ce6" office:value-type="float" office:value="6397.299" calcext:value-type="float">
            <text:p>6,397.30 </text:p>
          </table:table-cell>
          <table:table-cell/>
          <table:table-cell table:style-name="ce6" office:value-type="float" office:value="1988.34999" calcext:value-type="float">
            <text:p>1,988.35 </text:p>
          </table:table-cell>
          <table:table-cell table:number-columns-repeated="2"/>
          <table:table-cell table:number-columns-repeated="2" table:style-name="ce6" office:value-type="float" office:value="1988.349999998" calcext:value-type="float">
            <text:p>1,988.35 </text:p>
          </table:table-cell>
        </table:table-row>
        <table:table-row table:style-name="ro1">
          <table:table-cell office:value-type="string" calcext:value-type="string">
            <text:p>DETECTED_OBJECT_0</text:p>
          </table:table-cell>
          <table:table-cell table:style-name="ce6" office:value-type="float" office:value="2334.14999999825" calcext:value-type="float">
            <text:p>2,334.15 </text:p>
          </table:table-cell>
          <table:table-cell table:style-name="ce6" office:value-type="float" office:value="6656.649" calcext:value-type="float">
            <text:p>6,656.65 </text:p>
          </table:table-cell>
          <table:table-cell table:style-name="ce6" office:value-type="float" office:value="6656.6499" calcext:value-type="float">
            <text:p>6,656.65 </text:p>
          </table:table-cell>
          <table:table-cell table:style-name="ce6" office:value-type="float" office:value="2247.699999" calcext:value-type="float">
            <text:p>2,247.70 </text:p>
          </table:table-cell>
          <table:table-cell table:style-name="ce6" office:value-type="float" office:value="6656.649999" calcext:value-type="float">
            <text:p>6,656.65 </text:p>
          </table:table-cell>
          <table:table-cell/>
          <table:table-cell table:number-columns-repeated="2" table:style-name="ce6" office:value-type="float" office:value="2334.1499999" calcext:value-type="float">
            <text:p>2,334.15 </text:p>
          </table:table-cell>
        </table:table-row>
        <table:table-row table:style-name="ro1">
          <table:table-cell office:value-type="string" calcext:value-type="string">
            <text:p>OBJECT_LOCATION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JECT_LOCATION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xy-server Sending down: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TZ_PARAMS_1</text:p>
          </table:table-cell>
          <table:table-cell/>
          <table:table-cell table:style-name="ce6" office:value-type="float" office:value="82.12749" calcext:value-type="float">
            <text:p>82.13 </text:p>
          </table:table-cell>
          <table:table-cell table:style-name="ce6" office:value-type="float" office:value="77.8049" calcext:value-type="float">
            <text:p>77.80 </text:p>
          </table:table-cell>
          <table:table-cell table:style-name="ce6" office:value-type="float" office:value="82.127499" calcext:value-type="float">
            <text:p>82.13 </text:p>
          </table:table-cell>
          <table:table-cell table:number-columns-repeated="2" table:style-name="ce6" office:value-type="float" office:value="77.80499" calcext:value-type="float">
            <text:p>77.80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TZ_PARAMS_0</text:p>
          </table:table-cell>
          <table:table-cell table:number-columns-repeated="3"/>
          <table:table-cell table:style-name="ce6" office:value-type="float" office:value="82.127499" calcext:value-type="float">
            <text:p>82.13 </text:p>
          </table:table-cell>
          <table:table-cell table:style-name="ce6" office:value-type="float" office:value="82.1274999983" calcext:value-type="float">
            <text:p>82.13 </text:p>
          </table:table-cell>
          <table:table-cell table:style-name="ce6" office:value-type="float" office:value="77.80499" calcext:value-type="float">
            <text:p>77.80 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uter Sending Up: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TION_VIDEO_STREAM_1</text:p>
          </table:table-cell>
          <table:table-cell/>
          <table:table-cell table:style-name="ce6" office:value-type="float" office:value="134177.018" calcext:value-type="float">
            <text:p>134,177.02 </text:p>
          </table:table-cell>
          <table:table-cell table:style-name="ce6" office:value-type="float" office:value="134177.0181" calcext:value-type="float">
            <text:p>134,177.02 </text:p>
          </table:table-cell>
          <table:table-cell table:style-name="ce6" office:value-type="float" office:value="134177.01818" calcext:value-type="float">
            <text:p>134,177.02 </text:p>
          </table:table-cell>
          <table:table-cell table:style-name="ce6" office:value-type="float" office:value="134177.018181" calcext:value-type="float">
            <text:p>134,177.02 </text:p>
          </table:table-cell>
          <table:table-cell table:style-name="ce6" office:value-type="float" office:value="134177.01818" calcext:value-type="float">
            <text:p>134,177.02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TION_VIDEO_STREAM_0</text:p>
          </table:table-cell>
          <table:table-cell table:number-columns-repeated="3"/>
          <table:table-cell table:style-name="ce6" office:value-type="float" office:value="139948.0727271" calcext:value-type="float">
            <text:p>139,948.07 </text:p>
          </table:table-cell>
          <table:table-cell table:style-name="ce6" office:value-type="float" office:value="139948.0727" calcext:value-type="float">
            <text:p>139,948.07 </text:p>
          </table:table-cell>
          <table:table-cell table:style-name="ce6" office:value-type="float" office:value="139948.07272" calcext:value-type="float">
            <text:p>139,948.07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ED_OBJECT_1</text:p>
          </table:table-cell>
          <table:table-cell table:style-name="ce6" office:value-type="float" office:value="2073.97272727097" calcext:value-type="float">
            <text:p>2,073.97 </text:p>
          </table:table-cell>
          <table:table-cell table:number-columns-repeated="5"/>
          <table:table-cell table:number-columns-repeated="2" table:style-name="ce6" office:value-type="float" office:value="2073.972727" calcext:value-type="float">
            <text:p>2,073.97 </text:p>
          </table:table-cell>
        </table:table-row>
        <table:table-row table:style-name="ro1">
          <table:table-cell office:value-type="string" calcext:value-type="string">
            <text:p>DETECTED_OBJECT_0</text:p>
          </table:table-cell>
          <table:table-cell table:style-name="ce6" office:value-type="float" office:value="2434.66363636181" calcext:value-type="float">
            <text:p>2,434.66 </text:p>
          </table:table-cell>
          <table:table-cell table:number-columns-repeated="2" table:style-name="ce6" office:value-type="float" office:value="6943.299" calcext:value-type="float">
            <text:p>6,943.30 </text:p>
          </table:table-cell>
          <table:table-cell table:number-columns-repeated="3"/>
          <table:table-cell table:number-columns-repeated="2" table:style-name="ce6" office:value-type="float" office:value="2434.6636363618" calcext:value-type="float">
            <text:p>2,434.66 </text:p>
          </table:table-cell>
        </table:table-row>
        <table:table-row table:style-name="ro1">
          <table:table-cell office:value-type="string" calcext:value-type="string">
            <text:p>OBJECT_LOCATION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JECT_LOCATION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er Sending down: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TZ_PARAMS_1</text:p>
          </table:table-cell>
          <table:table-cell table:style-name="ce6" office:value-type="float" office:value="3143.6363636335" calcext:value-type="float">
            <text:p>3,143.64 </text:p>
          </table:table-cell>
          <table:table-cell table:style-name="ce6" office:value-type="float" office:value="3143.6363" calcext:value-type="float">
            <text:p>3,143.64 </text:p>
          </table:table-cell>
          <table:table-cell table:style-name="ce6" office:value-type="float" office:value="2978.181" calcext:value-type="float">
            <text:p>2,978.18 </text:p>
          </table:table-cell>
          <table:table-cell table:style-name="ce6" office:value-type="float" office:value="3143.63636" calcext:value-type="float">
            <text:p>3,143.64 </text:p>
          </table:table-cell>
          <table:table-cell table:number-columns-repeated="2" table:style-name="ce6" office:value-type="float" office:value="2978.181818" calcext:value-type="float">
            <text:p>2,978.18 </text:p>
          </table:table-cell>
          <table:table-cell table:number-columns-repeated="2" table:style-name="ce6" office:value-type="float" office:value="3143.636363633" calcext:value-type="float">
            <text:p>3,143.64 </text:p>
          </table:table-cell>
        </table:table-row>
        <table:table-row table:style-name="ro1">
          <table:table-cell table:style-name="ce4" office:value-type="string" calcext:value-type="string">
            <text:p>PTZ_PARAMS_0</text:p>
          </table:table-cell>
          <table:table-cell table:style-name="ce6" office:value-type="float" office:value="3143.63636363374" calcext:value-type="float">
            <text:p>3,143.64 </text:p>
          </table:table-cell>
          <table:table-cell table:style-name="ce6" office:value-type="float" office:value="3143.636" calcext:value-type="float">
            <text:p>3,143.64 </text:p>
          </table:table-cell>
          <table:table-cell table:style-name="ce6" office:value-type="float" office:value="3143.6363" calcext:value-type="float">
            <text:p>3,143.64 </text:p>
          </table:table-cell>
          <table:table-cell table:style-name="ce6" office:value-type="float" office:value="3143.63636" calcext:value-type="float">
            <text:p>3,143.64 </text:p>
          </table:table-cell>
          <table:table-cell table:style-name="ce6" office:value-type="float" office:value="3143.636363" calcext:value-type="float">
            <text:p>3,143.64 </text:p>
          </table:table-cell>
          <table:table-cell table:style-name="ce6" office:value-type="float" office:value="2978.1818181" calcext:value-type="float">
            <text:p>2,978.18 </text:p>
          </table:table-cell>
          <table:table-cell table:number-columns-repeated="2" table:style-name="ce6" office:value-type="float" office:value="3143.6363636" calcext:value-type="float">
            <text:p>3,143.64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TION_VIDEO_STREAM_1</text:p>
          </table:table-cell>
          <table:table-cell table:number-columns-repeated="3" table:style-name="ce6" office:value-type="float" office:value="2873.646" calcext:value-type="float">
            <text:p>2,873.65 </text:p>
          </table:table-cell>
          <table:table-cell table:number-columns-repeated="3" table:style-name="ce6" office:value-type="float" office:value="2873.64669" calcext:value-type="float">
            <text:p>2,873.65 </text:p>
          </table:table-cell>
          <table:table-cell table:number-columns-repeated="2" table:style-name="ce6" office:value-type="float" office:value="2873.6466909" calcext:value-type="float">
            <text:p>2,873.65 </text:p>
          </table:table-cell>
        </table:table-row>
        <table:table-row table:style-name="ro1">
          <table:table-cell table:style-name="ce1" office:value-type="string" calcext:value-type="string">
            <text:p>MOTION_VIDEO_STREAM_0</text:p>
          </table:table-cell>
          <table:table-cell table:number-columns-repeated="3" table:style-name="ce6" office:value-type="float" office:value="2997.2443" calcext:value-type="float">
            <text:p>2,997.24 </text:p>
          </table:table-cell>
          <table:table-cell table:style-name="ce6" office:value-type="float" office:value="2997.244" calcext:value-type="float">
            <text:p>2,997.24 </text:p>
          </table:table-cell>
          <table:table-cell table:number-columns-repeated="2" table:style-name="ce6" office:value-type="float" office:value="2997.244398" calcext:value-type="float">
            <text:p>2,997.24 </text:p>
          </table:table-cell>
          <table:table-cell table:number-columns-repeated="2" table:style-name="ce6" office:value-type="float" office:value="2997.24439" calcext:value-type="float">
            <text:p>2,997.24 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cns_1: Delay_1</text:p>
          </table:table-cell>
          <table:table-cell table:style-name="ce6" office:value-type="float" office:value="637.994850802056" calcext:value-type="float">
            <text:p>637.99 </text:p>
          </table:table-cell>
          <table:table-cell table:style-name="ce6" office:value-type="float" office:value="7.637" calcext:value-type="float">
            <text:p>7.64 </text:p>
          </table:table-cell>
          <table:table-cell table:style-name="ce6" office:value-type="float" office:value="104.9785714" calcext:value-type="float">
            <text:p>104.98 </text:p>
          </table:table-cell>
          <table:table-cell table:style-name="ce6" office:value-type="float" office:value="641.011168" calcext:value-type="float">
            <text:p>641.01 </text:p>
          </table:table-cell>
          <table:table-cell table:style-name="ce6" office:value-type="float" office:value="104.9785714" calcext:value-type="float">
            <text:p>104.98 </text:p>
          </table:table-cell>
          <table:table-cell table:style-name="ce6" office:value-type="float" office:value="105.14317" calcext:value-type="float">
            <text:p>105.14 </text:p>
          </table:table-cell>
          <table:table-cell table:number-columns-repeated="2" table:style-name="ce6" office:value-type="float" office:value="637.99485" calcext:value-type="float">
            <text:p>637.99 </text:p>
          </table:table-cell>
        </table:table-row>
        <table:table-row table:style-name="ro1">
          <table:table-cell office:value-type="string" calcext:value-type="string">
            <text:p>Dcns_1: Delay_2</text:p>
          </table:table-cell>
          <table:table-cell table:style-name="ce6" office:value-type="float" office:value="3.10999999999995" calcext:value-type="float">
            <text:p>3.11 </text:p>
          </table:table-cell>
          <table:table-cell table:style-name="ce6" office:value-type="float" office:value="5.1109" calcext:value-type="float">
            <text:p>5.11 </text:p>
          </table:table-cell>
          <table:table-cell table:style-name="ce6" office:value-type="float" office:value="105.11199" calcext:value-type="float">
            <text:p>105.11 </text:p>
          </table:table-cell>
          <table:table-cell table:style-name="ce6" office:value-type="float" office:value="5.110999999" calcext:value-type="float">
            <text:p>5.11 </text:p>
          </table:table-cell>
          <table:table-cell table:style-name="ce6" office:value-type="float" office:value="105.11199" calcext:value-type="float">
            <text:p>105.11 </text:p>
          </table:table-cell>
          <table:table-cell table:style-name="ce6" office:value-type="float" office:value="105.1119" calcext:value-type="float">
            <text:p>105.11 </text:p>
          </table:table-cell>
          <table:table-cell table:style-name="ce6" office:value-type="float" office:value="3.1099999" calcext:value-type="float">
            <text:p>3.11 </text:p>
          </table:table-cell>
          <table:table-cell table:style-name="ce6" office:value-type="float" office:value="3.10999" calcext:value-type="float">
            <text:p>3.11 </text:p>
          </table:table-cell>
        </table:table-row>
        <table:table-row table:style-name="ro1">
          <table:table-cell office:value-type="string" calcext:value-type="string">
            <text:p>Total Delay Dcns_1</text:p>
          </table:table-cell>
          <table:table-cell table:formula="of:=[.B67]+[.B68]" office:value-type="float" office:value="641.104850802056" calcext:value-type="float">
            <text:p>641.10 </text:p>
          </table:table-cell>
          <table:table-cell table:formula="of:=[.C67]+[.C68]" office:value-type="float" office:value="12.7479" calcext:value-type="float">
            <text:p>12.75 </text:p>
          </table:table-cell>
          <table:table-cell table:formula="of:=[.D67]+[.D68]" office:value-type="float" office:value="210.0905614" calcext:value-type="float">
            <text:p>210.09 </text:p>
          </table:table-cell>
          <table:table-cell table:formula="of:=[.E67]+[.E68]" office:value-type="float" office:value="646.122167999" calcext:value-type="float">
            <text:p>646.12 </text:p>
          </table:table-cell>
          <table:table-cell table:formula="of:=[.F67]+[.F68]" office:value-type="float" office:value="210.0905614" calcext:value-type="float">
            <text:p>210.09 </text:p>
          </table:table-cell>
          <table:table-cell table:formula="of:=[.G67]+[.G68]" office:value-type="float" office:value="210.25507" calcext:value-type="float">
            <text:p>210.26 </text:p>
          </table:table-cell>
          <table:table-cell table:formula="of:=[.H67]+[.H68]" office:value-type="float" office:value="641.1048499" calcext:value-type="float">
            <text:p>641.10 </text:p>
          </table:table-cell>
          <table:table-cell table:formula="of:=[.I67]+[.I68]" office:value-type="float" office:value="641.10484" calcext:value-type="float">
            <text:p>641.10 </text:p>
          </table:table-cell>
        </table:table-row>
        <table:table-row table:style-name="ro1">
          <table:table-cell office:value-type="string" calcext:value-type="string">
            <text:p>Dcns_0: Delay_1</text:p>
          </table:table-cell>
          <table:table-cell table:style-name="ce6" office:value-type="float" office:value="562.90455026455" calcext:value-type="float">
            <text:p>562.90 </text:p>
          </table:table-cell>
          <table:table-cell table:style-name="ce6" office:value-type="float" office:value="5.3571" calcext:value-type="float">
            <text:p>5.36 </text:p>
          </table:table-cell>
          <table:table-cell table:style-name="ce6" office:value-type="float" office:value="5.357142" calcext:value-type="float">
            <text:p>5.36 </text:p>
          </table:table-cell>
          <table:table-cell table:style-name="ce6" office:value-type="float" office:value="565.53478678" calcext:value-type="float">
            <text:p>565.53 </text:p>
          </table:table-cell>
          <table:table-cell table:style-name="ce6" office:value-type="float" office:value="7.4371428" calcext:value-type="float">
            <text:p>7.44 </text:p>
          </table:table-cell>
          <table:table-cell table:style-name="ce6" office:value-type="float" office:value="104.76559" calcext:value-type="float">
            <text:p>104.77 </text:p>
          </table:table-cell>
          <table:table-cell table:style-name="ce6" office:value-type="float" office:value="562.90455026" calcext:value-type="float">
            <text:p>562.90 </text:p>
          </table:table-cell>
          <table:table-cell table:style-name="ce6" office:value-type="float" office:value="562.9045502645" calcext:value-type="float">
            <text:p>562.90 </text:p>
          </table:table-cell>
        </table:table-row>
        <table:table-row table:style-name="ro1">
          <table:table-cell office:value-type="string" calcext:value-type="string">
            <text:p>Dcns_0: Delay_2</text:p>
          </table:table-cell>
          <table:table-cell table:style-name="ce6" office:value-type="float" office:value="3.10999999999996" calcext:value-type="float">
            <text:p>3.11 </text:p>
          </table:table-cell>
          <table:table-cell table:style-name="ce6" office:value-type="float" office:value="3.109" calcext:value-type="float">
            <text:p>3.11 </text:p>
          </table:table-cell>
          <table:table-cell table:style-name="ce6" office:value-type="float" office:value="3.109999" calcext:value-type="float">
            <text:p>3.11 </text:p>
          </table:table-cell>
          <table:table-cell table:number-columns-repeated="2" table:style-name="ce6" office:value-type="float" office:value="5.1109999" calcext:value-type="float">
            <text:p>5.11 </text:p>
          </table:table-cell>
          <table:table-cell table:style-name="ce6" office:value-type="float" office:value="105.111" calcext:value-type="float">
            <text:p>105.11 </text:p>
          </table:table-cell>
          <table:table-cell table:style-name="ce6" office:value-type="float" office:value="3.1099999" calcext:value-type="float">
            <text:p>3.11 </text:p>
          </table:table-cell>
          <table:table-cell table:style-name="ce6" office:value-type="float" office:value="3.109999" calcext:value-type="float">
            <text:p>3.11 </text:p>
          </table:table-cell>
        </table:table-row>
        <table:table-row table:style-name="ro1">
          <table:table-cell office:value-type="string" calcext:value-type="string">
            <text:p>Total Delay Dcns_0</text:p>
          </table:table-cell>
          <table:table-cell table:formula="of:=[.B70]+[.B71]" office:value-type="float" office:value="566.01455026455" calcext:value-type="float">
            <text:p>566.01 </text:p>
          </table:table-cell>
          <table:table-cell table:formula="of:=[.C70]+[.C71]" office:value-type="float" office:value="8.4661" calcext:value-type="float">
            <text:p>8.47 </text:p>
          </table:table-cell>
          <table:table-cell table:formula="of:=[.D70]+[.D71]" office:value-type="float" office:value="8.467141" calcext:value-type="float">
            <text:p>8.47 </text:p>
          </table:table-cell>
          <table:table-cell table:formula="of:=[.E70]+[.E71]" office:value-type="float" office:value="570.64578668" calcext:value-type="float">
            <text:p>570.65 </text:p>
          </table:table-cell>
          <table:table-cell table:formula="of:=[.F70]+[.F71]" office:value-type="float" office:value="12.5481427" calcext:value-type="float">
            <text:p>12.55 </text:p>
          </table:table-cell>
          <table:table-cell table:formula="of:=[.G70]+[.G71]" office:value-type="float" office:value="209.87659" calcext:value-type="float">
            <text:p>209.88 </text:p>
          </table:table-cell>
          <table:table-cell table:formula="of:=[.H70]+[.H71]" office:value-type="float" office:value="566.01455016" calcext:value-type="float">
            <text:p>566.01 </text:p>
          </table:table-cell>
          <table:table-cell table:formula="of:=[.I70]+[.I71]" office:value-type="float" office:value="566.0145492645" calcext:value-type="float">
            <text:p>566.01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0:02:45.934583422</meta:creation-date>
    <dc:date>2024-02-08T11:53:31.171984803</dc:date>
    <meta:editing-duration>PT1H28M43S</meta:editing-duration>
    <meta:editing-cycles>54</meta:editing-cycles>
    <meta:generator>LibreOffice/7.3.7.2$Linux_X86_64 LibreOffice_project/30$Build-2</meta:generator>
    <meta:document-statistic meta:table-count="1" meta:cell-count="359" meta:object-count="0"/>
  </office:meta>
</office:document-meta>
</file>